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_aliment</text:p>
          </table:table-cell>
          <table:table-cell office:value-type="string" calcext:value-type="string">
            <text:p>poids_moyen</text:p>
          </table:table-cell>
        </table:table-row>
        <table:table-row table:style-name="ro1">
          <table:table-cell office:value-type="string" calcext:value-type="string">
            <text:p>tete ai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ousse ai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tichaut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asperg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arotte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celeri rav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hou fleur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chou vert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concombr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urget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resson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echalot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laitue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nave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oignon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oireau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oivron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atat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omme de terr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ricot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anas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banan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itro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lementin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datt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figu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elon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pamplemous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pech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poir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pomm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asteq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ranche jambo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ranche baco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ranche boeuf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ranche sauciss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que chocolat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tranche pain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ranche porc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ranche poule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ilet poulet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mignon porc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orceau boeuf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lanc poulet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noi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mand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isett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anches citrionelle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gingembr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euf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nugget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ouquet persil pla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noix saint jacque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quilles saint jacque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oeur de palmi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vocat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frai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vet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yaourt</text:p>
          </table:table-cell>
          <table:table-cell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9T14:33:01.466807429</meta:creation-date>
    <dc:date>2023-04-14T13:42:12.590488410</dc:date>
    <meta:editing-duration>PT2H24M33S</meta:editing-duration>
    <meta:editing-cycles>9</meta:editing-cycles>
    <meta:generator>LibreOffice/6.4.7.2$Linux_X86_64 LibreOffice_project/40$Build-2</meta:generator>
    <meta:document-statistic meta:table-count="1" meta:cell-count="126" meta:object-count="0"/>
  </office:meta>
</office:document-meta>
</file>